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oror</text:p>
      <text:p text:style-name="Preformatted_20_Text">te Uray Du saulx. Eest contente De</text:p>
      <text:p text:style-name="Preformatted_20_Text">Papryorter tout ce quelle opt dire pour</text:p>
      <text:p text:style-name="Preformatted_20_Text">Uerite En oultre ouideen son grãt uo“</text:p>
      <text:p text:style-name="Preformatted_20_Text">lueme Descript la maison Delle en ceste</text:p>
      <text:p text:style-name="Preformatted_20_Text">maniere. ͥl paong lieu au milieu Du</text:p>
      <text:p text:style-name="Preformatted_20_Text">monde entres les terres ⁊ la mer ⁊ les ce</text:p>
      <text:p text:style-name="Preformatted_20_Text">lestielles regions uoisines ⁊ procsiaineˢ</text:p>
      <text:p text:style-name="Preformatted_20_Text">du monde friple done on regar de ce qui</text:p>
      <text:p text:style-name="Preformatted_20_Text">est ⁊ aucunlieu combite quil ne soit poit</text:p>
      <text:p text:style-name="Preformatted_20_Text">auy desions ⁊ ⁊ ceste uoir penetre les ca</text:p>
      <text:p text:style-name="Preformatted_20_Text">ues ⁊ se tiẽt aur dens ⁊ aur haur lieur</text:p>
      <text:p text:style-name="Preformatted_20_Text">q se esluit sieu en layre ⁊ a Des entrees</text:p>
      <text:p text:style-name="Preformatted_20_Text">innumerables. CElle apparoit iour et</text:p>
      <text:p text:style-name="Preformatted_20_Text">mupt elle est toute par la bouche Reso“</text:p>
      <text:p text:style-name="Preformatted_20_Text">nante elle est qui toute fremit ⁊ qui ra“</text:p>
      <text:p text:style-name="Preformatted_20_Text">portle ce quon dit ⁊ recōmence tout ce q̄l</text:p>
      <text:p text:style-name="Preformatted_20_Text">le prt. ten esle nya Repos ne ausi eu</text:p>
      <text:p text:style-name="Preformatted_20_Text">aucune part quelaue pou de siltrce. Et</text:p>
      <text:p text:style-name="Preformatted_20_Text">na poit seulemẽt clameur mais dau</text:p>
      <text:p text:style-name="Preformatted_20_Text">cune petite doir pa grant murmure cõ</text:p>
      <text:p text:style-name="Preformatted_20_Text">me ont decoustume destre ceulx que au</text:p>
      <text:p text:style-name="Preformatted_20_Text">cun de loing peult ourr des Undes ⁊ Ua</text:p>
      <text:p text:style-name="Preformatted_20_Text">ques de la mer Uou unq̃ semblable son a</text:p>
      <text:p text:style-name="Preformatted_20_Text">celqui qui fust fait quant iupiter Rom“</text:p>
      <text:p text:style-name="Preformatted_20_Text">pit les noires ⁊ merueileuses nuees /</text:p>
      <text:p text:style-name="Preformatted_20_Text">Qeodõre dit ⁊ asferme queense</text:p>
      <text:p text:style-name="Preformatted_20_Text">laquelle chose Remndit Umu ertreme to“</text:p>
      <text:p text:style-name="Preformatted_20_Text">fut filz De la terre sans auoir eu</text:p>
      <text:p text:style-name="Preformatted_20_Text">noire ⁊ ⁊ lors la graude compagnie des</text:p>
      <text:p text:style-name="Preformatted_20_Text">pere. arlann escript quil estoit pare“</text:p>
      <text:p text:style-name="Preformatted_20_Text">nens se ient aur gd̃des ⁊ espacieuses</text:p>
      <text:p text:style-name="Preformatted_20_Text">eeur ⁊ nonclalant ⁊ quil estoit encoreˢ</text:p>
      <text:p text:style-name="Preformatted_20_Text">maisons. Et plusieurs autres choses</text:p>
      <text:p text:style-name="Preformatted_20_Text">Ui oentre de sa mere pource que la sage</text:p>
      <text:p text:style-name="Preformatted_20_Text">de Renõmee Doit icellui ouide cõme tu</text:p>
      <text:p text:style-name="Preformatted_20_Text">feme ne Uoulut dõner secours a lensõ“</text:p>
      <text:p text:style-name="Preformatted_20_Text">pourrae ueor en le fisant Et ausi icel</text:p>
      <text:p text:style-name="Preformatted_20_Text">tement pource q̄lle auoit ensante Re“</text:p>
      <text:p text:style-name="Preformatted_20_Text">les choses sont aUng homumne moins e“</text:p>
      <text:p text:style-name="Preformatted_20_Text">mõmee au desbonneur des dieux Ceste</text:p>
      <text:p text:style-name="Preformatted_20_Text">cudit aser saciles ⁊ congnues sourtãt</text:p>
      <text:p text:style-name="Preformatted_20_Text">sirtion ⁊ prins sa cquse de lesect car la</text:p>
      <text:p text:style-name="Preformatted_20_Text">il ceste auoir ueu que cest que pol ueult</text:p>
      <text:p text:style-name="Preformatted_20_Text">sage feme nestoit point a celui qui ne</text:p>
      <text:p text:style-name="Preformatted_20_Text">entendre quant il a adiouste a la fable</text:p>
      <text:p text:style-name="Preformatted_20_Text">deuoit point naistre ou elle ne Deuoit</text:p>
      <text:p text:style-name="Preformatted_20_Text">que Lemõmee est nee asin quelle Eaco“</text:p>
      <text:p text:style-name="Preformatted_20_Text">tast les lais fait z des dueuur laq̃lle chose</text:p>
      <text:p text:style-name="Preformatted_20_Text">point donner faueur ⁊ lensantement qⁱ</text:p>
      <text:p text:style-name="Preformatted_20_Text">ne deuoit point Uenir Certaimnemẽt au</text:p>
      <text:p text:style-name="Preformatted_20_Text">ne croprs point estre autre chose fors q̄</text:p>
      <text:p text:style-name="Preformatted_20_Text">cuns anciens ont cuide auil p eust Ung</text:p>
      <text:p text:style-name="Preformatted_20_Text">les mnoindres par force ne peuent Aies</text:p>
      <text:p text:style-name="Preformatted_20_Text">lieu par font ⁊ creux au milieu de la ter</text:p>
      <text:p text:style-name="Preformatted_20_Text">aux grans apres que pgr paroles on a</text:p>
      <text:p text:style-name="Preformatted_20_Text">ce ⁊ que les ames des pecheurs fussenl</text:p>
      <text:p text:style-name="Preformatted_20_Text">aur orans mõstre leur infamie slz ses“</text:p>
      <text:p text:style-name="Preformatted_20_Text">la asligees ⁊ tormentees de peiues ain</text:p>
      <text:p text:style-name="Preformatted_20_Text">forcent de eulx courouser Pour icelle</text:p>
      <text:p text:style-name="Preformatted_20_Text">si õme Udirqile ase le demonstre a la de</text:p>
      <text:p text:style-name="Preformatted_20_Text">cause ilz ont Uoulu quelle soit sille de la</text:p>
      <text:p text:style-name="Preformatted_20_Text">tere car Lenommee mest point dautre</text:p>
      <text:p text:style-name="Preformatted_20_Text">srente De eue es ensters. Et ueulent</text:p>
      <text:p text:style-name="Preformatted_20_Text"><text:soft-page-break/>quil soit dit enser cest selon lopinion de</text:p>
      <text:p text:style-name="Preformatted_20_Text">lieu que des gestes qui sont fait ⁊ sur la</text:p>
      <text:p text:style-name="Preformatted_20_Text">sisioore en son liure Des ethimnologies</text:p>
      <text:p text:style-name="Preformatted_20_Text">terre cquelle ne auit poit de pere ce nest</text:p>
      <text:p text:style-name="Preformatted_20_Text">au qi ue ⁊ ins es ppelz dielatreme</text:p>
      <text:p text:style-name="Preformatted_20_Text">pae nat Dit cay conbien une souuent</text:p>
      <text:p text:style-name="Preformatted_20_Text">an iamnore laucteur de la enõmee Des</text:p>
      <text:p text:style-name="Preformatted_20_Text">choses saictes lesquelles cõmunemẽt</text:p>
      <text:p text:style-name="Preformatted_20_Text">font faulces lequel troue pouroit e“</text:p>
      <text:p text:style-name="Preformatted_20_Text">stll qlsl fs q̄᷑ qE q̄ qũ qlee“</text:p>
      <text:p text:style-name="Preformatted_20_Text">ue fartare tiers silz de</text:p>
      <text:p text:style-name="Preformatted_20_Text">la terre chaõ ci</text:p>
      <text:p text:style-name="Preformatted_20_Text">fi</text:p>
      <text:p text:style-name="Preformatted_20_Text">ronõs</text:p>
      <text:p text:style-name="Preformatted_20_Text">pemng</text:p>
      <text:p text:style-name="Preformatted_20_Text">õrs</text:p>
      <text:p text:style-name="Preformatted_20_Text">q.E. EE E</text:p>
      <text:p text:style-name="Preformatted_20_Text">du troit caren son dieu on nepeut pene</text:p>
      <text:p text:style-name="Preformatted_20_Text">trer les Pais du soleil ⁊ ⁊ mpa auci᷑ :nou</text:p>
      <text:p text:style-name="Preformatted_20_Text">uement dair par la contrieation duauel</text:p>
      <text:p text:style-name="Preformatted_20_Text">i couisse estre e schause. Et quil soit ain</text:p>
      <text:p text:style-name="Preformatted_20_Text">si quil puisse estre pa resseur au uentre</text:p>
      <text:p text:style-name="Preformatted_20_Text">de sa mere ilappertasse᷑ car ilne peut</text:p>
      <text:p text:style-name="Preformatted_20_Text">monte aux superieurs lieux ⁊ sil x mõ</text:p>
      <text:p text:style-name="Preformatted_20_Text">tesl ne sera plus enler. Et est impropre</text:p>
      <text:p text:style-name="Preformatted_20_Text">mẽt appelle filz de la terre car quelque</text:p>
      <text:p text:style-name="Preformatted_20_Text">cose que la mere concoiue si ce qui est</text:p>
      <text:p text:style-name="Preformatted_20_Text">conceu ne uient a la lumiere mne peut p</text:p>
      <text:p text:style-name="Preformatted_20_Text">droit estre dit lilz mais es Dit estre sans</text:p>
      <text:p text:style-name="Preformatted_20_Text">pere cũceu. Car nous copons le corps</text:p>
      <text:p text:style-name="Preformatted_20_Text">de la terre quoir des concauite. Erou“</text:p>
      <text:p text:style-name="Preformatted_20_Text">tesfois nous ne sõmes point asse ⁊ cer“</text:p>
      <text:p text:style-name="Preformatted_20_Text">tains st ele aura eu cõmencement De“</text:p>
      <text:p text:style-name="Preformatted_20_Text">auis la creation ou de ce qui sen es en“</text:p>
      <text:p text:style-name="Preformatted_20_Text">fuiuy apres la creation. hoais uicgste</text:p>
      <text:p text:style-name="Preformatted_20_Text">pour le fesmoinu des choses deuantdi“</text:p>
      <text:p text:style-name="Preformatted_20_Text">ctes. dit ainsi icelui enser seulemẽt par</text:p>
      <text:p text:style-name="Preformatted_20_Text">deux foys apparoit tresuchier. ⁊ Ua</text:p>
      <text:p text:style-name="Preformatted_20_Text">soubs les Umbrages autant que le sou“</text:p>
      <text:p text:style-name="Preformatted_20_Text">pecõnemẽt du ciel ten d au ciel de air ce</text:p>
      <text:p text:style-name="Preformatted_20_Text">estre da pge anciene ⁊ psaite ⁊ ap̃s ueit</text:p>
      <text:p text:style-name="Preformatted_20_Text">Et quant il eut enseigne le diuinemẽt</text:p>
      <text:p text:style-name="Preformatted_20_Text">aur ẽtangiers sou dainement ne com</text:p>
      <text:p text:style-name="Preformatted_20_Text">pacut en auci lieu. les auditeurs ont</text:p>
      <text:p text:style-name="Preformatted_20_Text">cuide que ce fust Dieu ⁊ lont ausi creu</text:p>
      <text:p text:style-name="Preformatted_20_Text">estre filz de la tere ⁊ lont nõme tages</text:p>
      <text:p text:style-name="Preformatted_20_Text">lequel nomn anciẽnement en langue e“</text:p>
      <text:p text:style-name="Preformatted_20_Text">thrusque autant signilioit que ce que</text:p>
      <text:p text:style-name="Preformatted_20_Text">nous est signilie par la l afque latine di“</text:p>
      <text:p text:style-name="Preformatted_20_Text">eu. Et icelui apres ont homnore ou lieu</text:p>
      <text:p text:style-name="Preformatted_20_Text">du souuerain dieu. C sidore dit icelui en</text:p>
      <text:p text:style-name="Preformatted_20_Text">lant estre trouue du dusiaue quant it</text:p>
      <text:p text:style-name="Preformatted_20_Text">eut oste son sor souba le pason de la ter</text:p>
      <text:p text:style-name="Preformatted_20_Text">re ⁊ depuis ne sut ueu des etrusques “</text:p>
      <text:p text:style-name="Preformatted_20_Text">en icelle leur auoit enseigne le Diuine“</text:p>
      <text:p text:style-name="Preformatted_20_Text">ment ⁊ ausi dicelle auoit laisse Des l“</text:p>
      <text:p text:style-name="Preformatted_20_Text">ures lesuel gres trãsfaterent les ũõ</text:p>
      <text:p text:style-name="Preformatted_20_Text">mains en la propre langue. Dee laauel“</text:p>
      <text:p text:style-name="Preformatted_20_Text">le fiction ie croy tel sens auoir este cest</text:p>
      <text:p text:style-name="Preformatted_20_Text">aauoir aucun pouoir auoir este qui lo</text:p>
      <text:p text:style-name="Preformatted_20_Text">auement estudiant enuiron le Diuine“</text:p>
      <text:p text:style-name="Preformatted_20_Text">ment ⁊ pour le prousit ⁊ utilite de con“</text:p>
      <text:p text:style-name="Preformatted_20_Text">templation des hõmes la compaignie</text:p>
      <text:p text:style-name="Preformatted_20_Text">despreisiteet laissee comparut la ou lon</text:p>
      <text:p text:style-name="Preformatted_20_Text"><text:soft-page-break/>ne le cuisdoit point soubdaimnement eru</text:p>
      <text:p text:style-name="Preformatted_20_Text">dit ⁊ letre. Et pource que pgr aduẽtu</text:p>
      <text:p text:style-name="Preformatted_20_Text">rre en aueu daucune losse de la terre len</text:p>
      <text:p text:style-name="Preformatted_20_Text">fantement est chose leincte fut en p̄sen</text:p>
      <text:p text:style-name="Preformatted_20_Text">ce ⁊ deuãt les peulx de celuiqui le chãr</text:p>
      <text:p text:style-name="Preformatted_20_Text">ladouroit ains cõme sil fus appacru de</text:p>
      <text:p text:style-name="Preformatted_20_Text">qassons de tere. Et a este souuent nõ“</text:p>
      <text:p text:style-name="Preformatted_20_Text">ne du rustique le filz de la terre Et po</text:p>
      <text:p text:style-name="Preformatted_20_Text">lele causea este dit sans pere pource</text:p>
      <text:p text:style-name="Preformatted_20_Text">naisance a este incongnue. Cultrerol</text:p>
      <text:p text:style-name="Preformatted_20_Text">les anciens ont acousiume appeler le</text:p>
      <text:p text:style-name="Preformatted_20_Text">estrangiters qui a eulx par teredenoiet</text:p>
      <text:p text:style-name="Preformatted_20_Text">silz de la terre. C ue ilz appelloiẽt ceulx</text:p>
      <text:p text:style-name="Preformatted_20_Text">qut estoient qpporte ⁊ par mer les filz de</text:p>
      <text:p text:style-name="Preformatted_20_Text">la mer. uoais il est dit ensant pourceqⁱl</text:p>
      <text:p text:style-name="Preformatted_20_Text">est nouueau ⁊ soubdainemẽt uieil ⁊ an</text:p>
      <text:p text:style-name="Preformatted_20_Text">cten pource quil est trouue prudene ⁊ e“</text:p>
      <text:p text:style-name="Preformatted_20_Text">audit laquelle chose appartient au r ui</text:p>
      <text:p text:style-name="Preformatted_20_Text">eulx ⁊ anciens. quil soit aduenu au</text:p>
      <text:p text:style-name="Preformatted_20_Text">chaeny tarquinense cest ou pour ce que</text:p>
      <text:p text:style-name="Preformatted_20_Text">ainsia este en ce lieu la tages premiere“</text:p>
      <text:p text:style-name="Preformatted_20_Text">s̄ēñt Dõuineu q̄ꝰu pource que les etru</text:p>
      <text:p text:style-name="Preformatted_20_Text">ses unl fait mais au hriet terme De</text:p>
      <text:p text:style-name="Preformatted_20_Text">fues let. pi</text:p>
      <text:p text:style-name="Preformatted_20_Text">dee tages quart sil De</text:p>
      <text:p text:style-name="Preformatted_20_Text">la tere chab ri</text:p>
      <text:p text:style-name="Preformatted_20_Text">Ci</text:p>
      <text:p text:style-name="Preformatted_20_Text">u Aes ains cõme ont aslerme lrs</text:p>
      <text:p text:style-name="Preformatted_20_Text">gentilz ⁊ principalement les tus“</text:p>
      <text:p text:style-name="Preformatted_20_Text">ques est filz de la terre sãs pere cõgneu</text:p>
      <text:p text:style-name="Preformatted_20_Text">Quauel pol perusin recite que qu at au</text:p>
      <text:p text:style-name="Preformatted_20_Text">cunemẽt il enla la terre au champ tar“</text:p>
      <text:p text:style-name="Preformatted_20_Text">quinensle enuers les estrusques. Lcelui</text:p>
      <text:p text:style-name="Preformatted_20_Text">custique a quiestoit le petit chamy fort</text:p>
      <text:p text:style-name="Preformatted_20_Text">esmeu dicesle nonalite quiestoi cou</text:p>
      <text:p text:style-name="Preformatted_20_Text">nuoiteuux de Ueoir quelle chose a aduenir</text:p>
      <text:p text:style-name="Preformatted_20_Text">ticelle enlleure de tere deuoit monstrer</text:p>
      <text:p text:style-name="Preformatted_20_Text">attendit aucun peu a la fin cõe Ung in“</text:p>
      <text:p text:style-name="Preformatted_20_Text">patiẽt print une beche⁊ petit a pelit co“</text:p>
      <text:p text:style-name="Preformatted_20_Text">meca ⁊ four icellui lieu ⁊ ne touxt pa</text:p>
      <text:p text:style-name="Preformatted_20_Text">qr tmenlt que incontinelt sailit du gas“</text:p>
      <text:p text:style-name="Preformatted_20_Text">son de terre ung petit ensant ⁊ fantost</text:p>
      <text:p text:style-name="Preformatted_20_Text">sut dicelui monstre moulz esbaby ⁊ a</text:p>
      <text:p text:style-name="Preformatted_20_Text">pela ses Uoisins ⁊ ne fut point longue“</text:p>
      <text:p text:style-name="Preformatted_20_Text">ment qui maintenãt en antc estoit Ueu</text:p>
      <text:p text:style-name="Preformatted_20_Text">la demeure est signifiee la grade affectig</text:p>
      <text:p text:style-name="Preformatted_20_Text">des estrãgiers qͥl ont a lu car la demeu</text:p>
      <text:p text:style-name="Preformatted_20_Text">re de a chose qumee ia soit ce quelle soit</text:p>
      <text:p text:style-name="Preformatted_20_Text">lon qure touteffais ele semble estre tres</text:p>
      <text:p text:style-name="Preformatted_20_Text">bcieue a celu qui lapme. Mais ie cuy“</text:p>
      <text:p text:style-name="Preformatted_20_Text">de que pour celle cause est aduenu quil</text:p>
      <text:p text:style-name="Preformatted_20_Text">a este nõme dieu affn qul ennoblissẽt</text:p>
      <text:p text:style-name="Preformatted_20_Text">nuopennant laide de dueu la doctrine la</text:p>
      <text:p text:style-name="Preformatted_20_Text">quelle souuerainement il honnoroiẽt</text:p>
      <text:p text:style-name="Preformatted_20_Text">De antheus cinquiel</text:p>
      <text:p text:style-name="Preformatted_20_Text">me filz de la terre. haĩs</text:p>
      <text:p text:style-name="Preformatted_20_Text">ril</text:p>
      <text:p text:style-name="Preformatted_20_Text">ques a ce que il mourust Dicelle fable</text:p>
      <text:p text:style-name="Preformatted_20_Text">le sens est double cestafsauoi hpstoriõ</text:p>
      <text:p text:style-name="Preformatted_20_Text">⁊ moral car il semble que somponiu</text:p>
      <text:p text:style-name="Preformatted_20_Text">mela ueult dire en son liure De cosmo“</text:p>
      <text:p text:style-name="Preformatted_20_Text">grapbie icellui rony auoir este aur extre</text:p>
      <text:p text:style-name="Preformatted_20_Text">Et t E E E. E E <text:s/>E l l. c. D : <text:s/>e e <text:s/>e: <text:s/>ece e e EEoddododeti</text:p>
      <text:p text:style-name="Preformatted_20_Text">tendoit uers ampelusie montaigne en</text:p>
      <text:p text:style-name="Preformatted_20_Text"><text:soft-page-break/>la urãt mer aĩblantique ⁊ quil y auoit</text:p>
      <text:p text:style-name="Preformatted_20_Text">une fosse consacree a hercules et outre</text:p>
      <text:p text:style-name="Preformatted_20_Text">le ⁊asequ tinges tres ancien / lequel cõ</text:p>
      <text:p text:style-name="Preformatted_20_Text">me il dient fut fait par antbeus. Eh</text:p>
      <text:p text:style-name="Preformatted_20_Text">pour tesmong dicelle chose est demon“</text:p>
      <text:p text:style-name="Preformatted_20_Text">stre des estrangiers ung grant houelier</text:p>
      <text:p text:style-name="Preformatted_20_Text">de lele fqut ⁊ pour la grandeur nest po</text:p>
      <text:p text:style-name="Preformatted_20_Text">lors a aucun conuenable laquelle dient</text:p>
      <text:p text:style-name="Preformatted_20_Text">⁊ asferment dicelui estre portee ⁊ souue</text:p>
      <text:p text:style-name="Preformatted_20_Text">rinement lhonnorent. Et aussi par y“</text:p>
      <text:p text:style-name="Preformatted_20_Text">ceulx est monstre aant la uerresent ã</text:p>
      <text:p text:style-name="Preformatted_20_Text">ce dung homme couche a Reuers com“</text:p>
      <text:p text:style-name="Preformatted_20_Text">me une petite coste lequel ilz Dient a“</text:p>
      <text:p text:style-name="Preformatted_20_Text">uoir este son tombeau ⁊ sepulture. CEõ</text:p>
      <text:p text:style-name="Preformatted_20_Text">tre cestui cy dit theodõce que denis the</text:p>
      <text:p text:style-name="Preformatted_20_Text">beus lequel pour sa noble uertu a este</text:p>
      <text:p text:style-name="Preformatted_20_Text">appelle siercules auoir eu querre. Et</text:p>
      <text:p text:style-name="Preformatted_20_Text">quant souuent il aperceut cellui auoir</text:p>
      <text:p text:style-name="Preformatted_20_Text">este gette a terre en ethopie ⁊ soubdai“</text:p>
      <text:p text:style-name="Preformatted_20_Text">nement uestaurant ⁊ affemblee leust</text:p>
      <text:p text:style-name="Preformatted_20_Text">feionant quil sen fourst sen ala iusq̃s</text:p>
      <text:p text:style-name="Preformatted_20_Text">ca tz ⁊ ⁊ ce rrr te cee eeee</text:p>
      <text:p text:style-name="Preformatted_20_Text">ta ⁊ orcist. Mais leonce disoit icelui her</text:p>
      <text:p text:style-name="Preformatted_20_Text">de estre Dng mesm ne quer cellui qui des“</text:p>
      <text:p text:style-name="Preformatted_20_Text">sus dit est. Euse de ou liure Des temps</text:p>
      <text:p text:style-name="Preformatted_20_Text">di que titheꝰ auoit este tresdocte a lart</text:p>
      <text:p text:style-name="Preformatted_20_Text">⁊ science de luiterie ⁊ de toutes qultres</text:p>
      <text:p text:style-name="Preformatted_20_Text">batailles qui en la tere sont ercerciles</text:p>
      <text:p text:style-name="Preformatted_20_Text">Et pource il se monstre croire cela estre</text:p>
      <text:p text:style-name="Preformatted_20_Text">chose feincte quil a este filz de la terre ⁊</text:p>
      <text:p text:style-name="Preformatted_20_Text">due dicele serrit de farcer ⁊ uerllel dlẽ</text:p>
      <text:p text:style-name="Preformatted_20_Text">staure. Certainement fulaence demo“</text:p>
      <text:p text:style-name="Preformatted_20_Text">stre que soubz ceste ficton y a ung sens</text:p>
      <text:p text:style-name="Preformatted_20_Text">moral disant que qiutheus qui de la ter“</text:p>
      <text:p text:style-name="Preformatted_20_Text">re est ne estre liu re la quele sfeule nais</text:p>
      <text:p text:style-name="Preformatted_20_Text">quist de la chair ⁊ ⁊ quant elle est touchee</text:p>
      <text:p text:style-name="Preformatted_20_Text">combien quelle soit la sse elle Retourne</text:p>
      <text:p text:style-name="Preformatted_20_Text">q ses uertus . Mais elle est superee de lõ</text:p>
      <text:p text:style-name="Preformatted_20_Text">me uertueux quant il na point de tou</text:p>
      <text:p text:style-name="Preformatted_20_Text">Dus Dient que antheus est filz</text:p>
      <text:p text:style-name="Preformatted_20_Text">se la terre. Et pource que aucun</text:p>
      <text:p text:style-name="Preformatted_20_Text">ne fui attribue pere il a este necessite le</text:p>
      <text:p text:style-name="Preformatted_20_Text">mettre entre leˢ filz qui sont engendre“</text:p>
      <text:p text:style-name="Preformatted_20_Text">de pere incertaig duquel lucan escript</text:p>
      <text:p text:style-name="Preformatted_20_Text">qunsi. Ca tere De ses forces euacuee ne</text:p>
      <text:p text:style-name="Preformatted_20_Text">coceut point encores es fosses apres q̄</text:p>
      <text:p text:style-name="Preformatted_20_Text">les gegnn furent engendre une si terri</text:p>
      <text:p text:style-name="Preformatted_20_Text">ble igne qux libiques ne ausi sut tr“</text:p>
      <text:p text:style-name="Preformatted_20_Text">phon des terres suste qloir e ou pioˢ</text:p>
      <text:p text:style-name="Preformatted_20_Text">⁊ aussi brigreus eruel qu ciel pardonng</text:p>
      <text:p text:style-name="Preformatted_20_Text">que il ne supporta point antheus auy</text:p>
      <text:p text:style-name="Preformatted_20_Text">champs ph̄ egrees Aussi ce tant deserte</text:p>
      <text:p text:style-name="Preformatted_20_Text">par don assembla la terre les uertus de</text:p>
      <text:p text:style-name="Preformatted_20_Text">son fruict lesquelz quant toucherent le</text:p>
      <text:p text:style-name="Preformatted_20_Text">parent les membres qu De force ⁊ uer</text:p>
      <text:p text:style-name="Preformatted_20_Text">tus in estoient euacuez se Rauigouroi“</text:p>
      <text:p text:style-name="Preformatted_20_Text">ent apres que la force fut Renouuellee</text:p>
      <text:p text:style-name="Preformatted_20_Text">icelle lui hailla pour maison une fosse</text:p>
      <text:p text:style-name="Preformatted_20_Text">Et dient que les uiandes estoient mu“</text:p>
      <text:p text:style-name="Preformatted_20_Text">cees soubr une haulte Rocfie. Doncõs</text:p>
      <text:p text:style-name="Preformatted_20_Text">iil appert par les uers de lucaincombien</text:p>
      <text:p text:style-name="Preformatted_20_Text">orant ⁊ fort ⁊ cruel fut antheus. Aud̄l</text:p>
      <text:p text:style-name="Preformatted_20_Text">uint hercules cõme icellui mesmes lu“</text:p>
      <text:p text:style-name="Preformatted_20_Text">cain tesmoigne uictorien Des labeurs</text:p>
      <text:p text:style-name="Preformatted_20_Text"><text:soft-page-break/>pour luiter quee lui quant ilz frent a</text:p>
      <text:p text:style-name="Preformatted_20_Text">ta luite ⁊ uataille ⁊ Regardait icelui qͥ</text:p>
      <text:p text:style-name="Preformatted_20_Text">le plus souuent a terre gette estoit qusi</text:p>
      <text:p text:style-name="Preformatted_20_Text">pfns drbunste fort ⁊ puiãt se del uoit</text:p>
      <text:p text:style-name="Preformatted_20_Text">aduer tissant qͥ l Recouureroit ses forceˢ</text:p>
      <text:p text:style-name="Preformatted_20_Text">De la terre il esleua en hult icellui qui</text:p>
      <text:p text:style-name="Preformatted_20_Text">a las estoit par ses hras ⁊ la le tint ius“</text:p>
      <text:p text:style-name="Preformatted_20_Text">Lreoe :</text:p>
      <text:p text:style-name="Preformatted_20_Text">llu:s</text:p>
      <text:p text:style-name="Preformatted_20_Text">terceꝰ</text:p>
      <text:p text:style-name="Preformatted_20_Text">N</text:p>
      <text:p text:style-name="Preformatted_20_Text">Cs panioi</text:p>
      <text:p text:style-name="Preformatted_20_Text">faioi :</text:p>
      <text:p text:style-name="Preformatted_20_Text">Leoo</text:p>
      <text:p text:style-name="Preformatted_20_Text">cules auoir este filz de nilus leq̃l ie cuy</text:p>
      <text:p text:style-name="Preformatted_20_Text">Lccont /:</text:p>
      <text:p text:style-name="Preformatted_20_Text">Lcas</text:p>
      <text:p text:style-name="Preformatted_20_Text">Pro his</text:p>
      <text:p text:style-name="Preformatted_20_Text">Poe</text:p>
      <text:p text:style-name="Preformatted_20_Text">chement de chair. Et fut itcelui cõe sat</text:p>
      <text:p text:style-name="Preformatted_20_Text">auaustin dit du temps que Regnoit ar</text:p>
      <text:p text:style-name="Preformatted_20_Text">gis Danaus. Mais eusebe dit quil fusg</text:p>
      <text:p text:style-name="Preformatted_20_Text">du tẽps que Regnoit egeus a athenes.</text:p>
      <text:p text:style-name="Preformatted_20_Text">Et leonce dit que cestout du temps que</text:p>
      <text:p text:style-name="Preformatted_20_Text">argis Regnoit enuers les arines</text:p>
      <text:p text:style-name="Preformatted_20_Text">De herebus neufuisesae</text:p>
      <text:p text:style-name="Preformatted_20_Text">fit de Demogorgon qui eut</text:p>
      <text:p text:style-name="Preformatted_20_Text">rri silz desquel le prenier</text:p>
      <text:p text:style-name="Preformatted_20_Text">fut gmour. Ca seconde gra“</text:p>
      <text:p text:style-name="Preformatted_20_Text">ce. se tiers labeur. Ca quar</text:p>
      <text:p text:style-name="Preformatted_20_Text">te euie. Ca cinquiesme peur</text:p>
      <text:p text:style-name="Preformatted_20_Text">Le ui. Deception. e uil</text:p>
      <text:p text:style-name="Preformatted_20_Text">fraude. Ca uiˢ obstinatiõ</text:p>
      <text:p text:style-name="Preformatted_20_Text">ba ioꝰs soufrete. Ca r mise</text:p>
      <text:p text:style-name="Preformatted_20_Text">re. Poniesme fain. Ca ri᷑ꝰ</text:p>
      <text:p text:style-name="Preformatted_20_Text">complainte. La riz. mala“</text:p>
      <text:p text:style-name="Preformatted_20_Text">die. ba rit uieillesse pe r ũ</text:p>
      <text:p text:style-name="Preformatted_20_Text">palleur. Ca ruit. tenebres</text:p>
      <text:p text:style-name="Preformatted_20_Text">Le ruit. Repos. Le rui la</text:p>
      <text:p text:style-name="Preformatted_20_Text">nort. Le xirꝰ charon Le rr</text:p>
      <text:p text:style-name="Preformatted_20_Text">leiourse rriˢ lair. chap̃ ri</text:p>
      <text:p text:style-name="Preformatted_20_Text">suries infernales ⁊ ladoiscorde ⁊ fome</text:p>
      <text:p text:style-name="Preformatted_20_Text">des songes. Res sieges de centaurus le</text:p>
      <text:p text:style-name="Preformatted_20_Text">briaree de scola ⁊ le serpent lerneus ⁊ ⁊</text:p>
      <text:p text:style-name="Preformatted_20_Text">la chimere armee De siambes auec les</text:p>
      <text:p text:style-name="Preformatted_20_Text">gorgones harpies. Et aussi gerion De</text:p>
      <text:p text:style-name="Preformatted_20_Text">trois corps ⁊ cerherus De trois ioes gar</text:p>
      <text:p text:style-name="Preformatted_20_Text">dant les bups denfer. oultre icelui he</text:p>
      <text:p text:style-name="Preformatted_20_Text">rebus estre arouse De quatre fleuues</text:p>
      <text:p text:style-name="Preformatted_20_Text">cestasauoir de a cheronte de pilegeon</text:p>
      <text:p text:style-name="Preformatted_20_Text">⁊e stpge /⁊ de cocytus. Et it charon</text:p>
      <text:p text:style-name="Preformatted_20_Text">estre le maistre matenot Dachero a leqͥl</text:p>
      <text:p text:style-name="Preformatted_20_Text">porte les ames Des mors au plus par“</text:p>
      <text:p text:style-name="Preformatted_20_Text">fond defer. Auer ce mino est de radama</text:p>
      <text:p text:style-name="Preformatted_20_Text">tes ⁊ Des eaues qui uersent auxr urnes</text:p>
      <text:p text:style-name="Preformatted_20_Text">les merites dez entrãs ⁊ gettes aux fleu</text:p>
      <text:p text:style-name="Preformatted_20_Text">ues les sors geans ⁊ ausi salmeon ⁊ t</text:p>
      <text:p text:style-name="Preformatted_20_Text">cion decire De la uausitour. ision qui est</text:p>
      <text:p text:style-name="Preformatted_20_Text">dune Poe perpetuelle circonuoisin Et</text:p>
      <text:p text:style-name="Preformatted_20_Text">auss sispphus boutant lxens en hault</text:p>
      <text:p text:style-name="Preformatted_20_Text">les grandes pierres ⁊ Roches de sa pot“</text:p>
      <text:p text:style-name="Preformatted_20_Text">trine/⁊ tantalus entre les undes ⁊ les</text:p>
      <text:p text:style-name="Preformatted_20_Text">hõmes mourant de fain ⁊ de fois. ⁊ the“</text:p>
      <text:p text:style-name="Preformatted_20_Text">seus qut est condatne Dune perpetuelle</text:p>
      <text:p text:style-name="Preformatted_20_Text"><text:soft-page-break/>gesiuetez⁊ les autres ⁊ tous ceulx cy de“</text:p>
      <text:p text:style-name="Preformatted_20_Text">dens les murs de fer De pluto soubz la</text:p>
      <text:p text:style-name="Preformatted_20_Text">uengeresse tisiphon cucie ⁊ tormetez</text:p>
      <text:p text:style-name="Preformatted_20_Text">femblablenẽt it ont icelui mcsment</text:p>
      <text:p text:style-name="Preformatted_20_Text">appelle par plusieurs noms sans ce nõ</text:p>
      <text:p text:style-name="Preformatted_20_Text">cy herebus. Cestassauoir tartarus or“</text:p>
      <text:p text:style-name="Preformatted_20_Text">cus. dis auernus haratri ⁊ infernus.</text:p>
      <text:p text:style-name="Preformatted_20_Text">Et ainsi diẽt quil est pere de plusieurs</text:p>
      <text:p text:style-name="Preformatted_20_Text">filz qaultre ces choses ueues il faultue</text:p>
      <text:p text:style-name="Preformatted_20_Text">ir au descouurement de la uerite mus</text:p>
      <text:p text:style-name="Preformatted_20_Text">see. lr ueulent doncques icelsui esre</text:p>
      <text:p text:style-name="Preformatted_20_Text">filz de la tere ⁊ de demogorgon pouce</text:p>
      <text:p text:style-name="Preformatted_20_Text">quilz ont cuide que demogorgon fst le</text:p>
      <text:p text:style-name="Preformatted_20_Text">createur de toutes choses. Ilz dient q̃lz</text:p>
      <text:p text:style-name="Preformatted_20_Text">est silz De la tere car aiusi quil appert</text:p>
      <text:p text:style-name="Preformatted_20_Text">l est musse au uentre Delle. pEt nopoit</text:p>
      <text:p text:style-name="Preformatted_20_Text">seulement les gentilz ont cude icttu</text:p>
      <text:p text:style-name="Preformatted_20_Text">estre le lieu des peines ⁊ tormens ⁊ mauˢ</text:p>
      <text:p text:style-name="Preformatted_20_Text">aussi aucuns nobles cr esticns esmeu“</text:p>
      <text:p text:style-name="Preformatted_20_Text">par aduenture par ceste Laison car cor“</text:p>
      <text:p text:style-name="Preformatted_20_Text">ne il soit ains que dicu soit la souerai</text:p>
      <text:p text:style-name="Preformatted_20_Text">ne honte ⁊ celui qui cõnnrt aucun peche</text:p>
      <text:p text:style-name="Preformatted_20_Text">lequel par adu ẽture est mauaiz ⁊ par</text:p>
      <text:p text:style-name="Preformatted_20_Text">ginst soit fait mauuais it es de ncessi“</text:p>
      <text:p text:style-name="Preformatted_20_Text">uellet <text:s/>rõ</text:p>
      <text:p text:style-name="Preformatted_20_Text">uys que les fibz de la tere sont</text:p>
      <text:p text:style-name="Preformatted_20_Text">crpediez le stibe doit estre eduit</text:p>
      <text:p text:style-name="Preformatted_20_Text">a herebus lequel cõme dit pol allegant</text:p>
      <text:p text:style-name="Preformatted_20_Text">chrisippus fut filz de demogorgon ⁊ De</text:p>
      <text:p text:style-name="Preformatted_20_Text">la terre. ⁊ croy icellui estre ungmesme</text:p>
      <text:p text:style-name="Preformatted_20_Text">auec enfer Cõe ilsoit assique tor les an</text:p>
      <text:p text:style-name="Preformatted_20_Text">ciens semblent cropre icellui estre en en</text:p>
      <text:p text:style-name="Preformatted_20_Text">trailles de la tere denser. sous auon“ˢ</text:p>
      <text:p text:style-name="Preformatted_20_Text">dit les coupables ⁊ uicieux estre punis</text:p>
      <text:p text:style-name="Preformatted_20_Text">par tormens. Coutesfois les anciens</text:p>
      <text:p text:style-name="Preformatted_20_Text">en ont escript plusieurs choses ⁊ singu</text:p>
      <text:p text:style-name="Preformatted_20_Text">lieremẽt uirglle au siriesme liure de ses</text:p>
      <text:p text:style-name="Preformatted_20_Text">enendes lesquelles choses briefuenet</text:p>
      <text:p text:style-name="Preformatted_20_Text">ie passeray pource que es choses suyuã</text:p>
      <text:p text:style-name="Preformatted_20_Text">tes sera a peu pres De tous faicte plus</text:p>
      <text:p text:style-name="Preformatted_20_Text">prolire mention. Dit doncaues uirgi“</text:p>
      <text:p text:style-name="Preformatted_20_Text">le que es ioes dicellui sõt ses sormes ter</text:p>
      <text:p text:style-name="Preformatted_20_Text">ribles a ueoir cessauoir oleurs et cures</text:p>
      <text:p text:style-name="Preformatted_20_Text">uẽgerresses maladies estans palles ⁊</text:p>
      <text:p text:style-name="Preformatted_20_Text">triste uieillesse ⁊ ⁊ aussi craintez fain : et</text:p>
      <text:p text:style-name="Preformatted_20_Text">pourete terrible ⁊ la mort ⁊ le labeur et</text:p>
      <text:p text:style-name="Preformatted_20_Text">le sommeil ⁊ les mauuaises iopes de la</text:p>
      <text:p text:style-name="Preformatted_20_Text">ne. Etoune bataille portant mortz ⁊ le</text:p>
      <text:p text:style-name="Preformatted_20_Text">Ps</text:p>
      <text:p text:style-name="Preformatted_20_Text">Poidiol</text:p>
      <text:p text:style-name="Preformatted_20_Text">Pinaes</text:p>
      <text:p text:style-name="Preformatted_20_Text">te quil soit treseloigne de dieu ainsi coe</text:p>
      <text:p text:style-name="Preformatted_20_Text">de ion contraice. ͥous croyons q̄ dieu</text:p>
      <text:p text:style-name="Preformatted_20_Text">est es cieulx ⁊ que du ciel nest aucune ꝑ</text:p>
      <text:p text:style-name="Preformatted_20_Text">te plus loingtaine que le cẽtre de la ter</text:p>
      <text:p text:style-name="Preformatted_20_Text">re. Et pource ainsi cae au lieu tresloin</text:p>
      <text:p text:style-name="Preformatted_20_Text">atan de dieu nest point par aduenture</text:p>
      <text:p text:style-name="Preformatted_20_Text">neptemẽt creu que les poures pecheˢs</text:p>
      <text:p text:style-name="Preformatted_20_Text">seuffcent peines ⁊ tormẽs. outeffois</text:p>
      <text:p text:style-name="Preformatted_20_Text">tulles de ce se mocque appertement en</text:p>
      <text:p text:style-name="Preformatted_20_Text">ses tusculanes questions ⁊ parquou on</text:p>
      <text:p text:style-name="Preformatted_20_Text">peut assez croire que les anciẽs eruditz</text:p>
      <text:p text:style-name="Preformatted_20_Text">ont auere chose entendu Et pource qus</text:p>
      <text:p text:style-name="Preformatted_20_Text">ilz oue dit quilz sont deur mondes ces</text:p>
      <text:p text:style-name="Preformatted_20_Text"><text:soft-page-break/>assauoir le gcant ⁊ le petie. Ce grant est</text:p>
      <text:p text:style-name="Preformatted_20_Text">celu lequel generalement nous disouˢ</text:p>
      <text:p text:style-name="Preformatted_20_Text">le monde. Le moindre cest lhõme afler</text:p>
      <text:p text:style-name="Preformatted_20_Text">mans toutes choses estre au moindreˢ</text:p>
      <text:p text:style-name="Preformatted_20_Text">lesquelles sont diceulx descriptes estre</text:p>
      <text:p text:style-name="Preformatted_20_Text">au qrant Ie croy quilz ont cuide icelui</text:p>
      <text:p text:style-name="Preformatted_20_Text">berebus ⁊ uceulx tormens estre de dens</text:p>
      <text:p text:style-name="Preformatted_20_Text">le petit monde/ cestassauoir hõme ⁊ a“</text:p>
      <text:p text:style-name="Preformatted_20_Text">uoir uoulu icelles horribles formes les“</text:p>
      <text:p text:style-name="Preformatted_20_Text">quelles uirgile Descriut estre a lentree</text:p>
      <text:p text:style-name="Preformatted_20_Text">defez esre les causes erte iores pr les</text:p>
      <text:p text:style-name="Preformatted_20_Text">quelles sont iceulx tormens la De dens</text:p>
      <text:p text:style-name="Preformatted_20_Text">cause. uu celles choses lesquelleˢ iq̃t</text:p>
      <text:p text:style-name="Preformatted_20_Text">des intrinseques causees apparoissent</text:p>
      <text:p text:style-name="Preformatted_20_Text">desors dequel sens ie croy eitre le meil</text:p>
      <text:p text:style-name="Preformatted_20_Text">leur. Al est de necessite que en exposant</text:p>
      <text:p text:style-name="Preformatted_20_Text">ie change lordre des choses dessudictes</text:p>
      <text:p text:style-name="Preformatted_20_Text">se cuide que cestchose feincte que au ꝑ</text:p>
      <text:p text:style-name="Preformatted_20_Text">sond de berebus y ait une iche cite De</text:p>
      <text:p text:style-name="Preformatted_20_Text">fer Affn que par icelle nous entendõs</text:p>
      <text:p text:style-name="Preformatted_20_Text">la partie profonde De cueurobsine / en</text:p>
      <text:p text:style-name="Preformatted_20_Text">laquelle en uerite nous sãmes obsinez</text:p>
      <text:p text:style-name="Preformatted_20_Text">⁊ de fer aucuneffois. Res llumnates</text:p>
      <text:p text:style-name="Preformatted_20_Text">du monde / cest adire les hõmes donne“</text:p>
      <text:p text:style-name="Preformatted_20_Text">au choses terriennes ⁊ les geans cest a</text:p>
      <text:p text:style-name="Preformatted_20_Text">dire les orgueilleux a terre degetes sont</text:p>
      <text:p text:style-name="Preformatted_20_Text">dis pour icelle chose str traualite. A</text:p>
      <text:p text:style-name="Preformatted_20_Text">fin que nous congnosons enuicon ce“</text:p>
      <text:p text:style-name="Preformatted_20_Text">cy ceulx qui sãt De terre estre angoissez</text:p>
      <text:p text:style-name="Preformatted_20_Text">c les homes orqueilleux en leur coua“</text:p>
      <text:p text:style-name="Preformatted_20_Text">ge quant tousours desirent estre ertol</text:p>
      <text:p text:style-name="Preformatted_20_Text">lez / ilz croiẽt estredeprimez ⁊ mesprisez</text:p>
      <text:p text:style-name="Preformatted_20_Text">par leur iugement aueuqle ⁊ sont au“</text:p>
      <text:p text:style-name="Preformatted_20_Text">Lon</text:p>
      <text:p text:style-name="Preformatted_20_Text">est ung aigre torment. Mais par ticien</text:p>
      <text:p text:style-name="Preformatted_20_Text">Dessir ⁊ destruit de la uaustour est enẽ</text:p>
      <text:p text:style-name="Preformatted_20_Text">due la pensee dung chasun labour ant</text:p>
      <text:p text:style-name="Preformatted_20_Text">affin quil ne congnoisse point ce auil ne</text:p>
      <text:p text:style-name="Preformatted_20_Text">lui appartient point. Et est ⁊ prendre</text:p>
      <text:p text:style-name="Preformatted_20_Text">uiftuai qui ua t ifue sse pefs ee ese a</text:p>
      <text:p text:style-name="Preformatted_20_Text">gite en acumulant tresors. Mais ision</text:p>
      <text:p text:style-name="Preformatted_20_Text">qui est circonuolue dune uoe pecpetuel</text:p>
      <text:p text:style-name="Preformatted_20_Text">le demonstre les agitations qu uiẽnẽl</text:p>
      <text:p text:style-name="Preformatted_20_Text">de coste ⁊ dautre auirone diceluia desi</text:p>
      <text:p text:style-name="Preformatted_20_Text">re le Royaume. Et aussi sis pphus pa“</text:p>
      <text:p text:style-name="Preformatted_20_Text">reillement en Reuoluant les pierres es</text:p>
      <text:p text:style-name="Preformatted_20_Text">esficax ⁊ labourieuux esforcemens de cla</text:p>
      <text:p text:style-name="Preformatted_20_Text">re lauie du meneur. Par tãtalus entrõ</text:p>
      <text:p text:style-name="Preformatted_20_Text">les undes ⁊ hq̃mes mourãs de fain noꝰˢ</text:p>
      <text:p text:style-name="Preformatted_20_Text">deuos entendre les cures ⁊ sollicitudes</text:p>
      <text:p text:style-name="Preformatted_20_Text">des hõmes auaricieux ⁊ les estristz enui</text:p>
      <text:p text:style-name="Preformatted_20_Text">ron les infames par imonies. Cheseˢ</text:p>
      <text:p text:style-name="Preformatted_20_Text">oesis monstre les labeurs inutiles Des</text:p>
      <text:p text:style-name="Preformatted_20_Text">folz ⁊ temeraires par lesquelz ilz sõt mi</text:p>
      <text:p text:style-name="Preformatted_20_Text">serablement tormente. : Ilz diẽt iceulx</text:p>
      <text:p text:style-name="Preformatted_20_Text">estre uerez ⁊ trauaillez soubz le moleste</text:p>
      <text:p text:style-name="Preformatted_20_Text">ment ⁊inquetation de thisiphon / laq̄l</text:p>
      <text:p text:style-name="Preformatted_20_Text">le chose ie croy deuoir estre aunsi enten“</text:p>
      <text:p text:style-name="Preformatted_20_Text">due. Certainement thisiphon est inter</text:p>
      <text:p text:style-name="Preformatted_20_Text">prete la uoir des ires ⁊ courroucemens.</text:p>
      <text:p text:style-name="Preformatted_20_Text">Et ains il appert que ceulx qui De tel“</text:p>
      <text:p text:style-name="Preformatted_20_Text">les choses sont tiormẽtez se courroucẽt</text:p>
      <text:p text:style-name="Preformatted_20_Text">a eulx mesmes ⁊ ausi boutent hors au</text:p>
      <text:p text:style-name="Preformatted_20_Text">citesfois les uoir diceulx ires ⁊ courrou</text:p>
      <text:p text:style-name="Preformatted_20_Text"><text:soft-page-break/>cemens. Par ces trois iuges ientens ce</text:p>
      <text:p text:style-name="Preformatted_20_Text">cy car certainement nous pouons bles</text:p>
      <text:p text:style-name="Preformatted_20_Text">ser osenser trois psõnes mal faisãt i</text:p>
      <text:p text:style-name="Preformatted_20_Text">eunrẽ pchain ⁊ mousmesmes Et ainsi</text:p>
      <text:p text:style-name="Preformatted_20_Text">no. somes redarque ⁊ ⁊cudãnez de triple</text:p>
      <text:p text:style-name="Preformatted_20_Text">iugement de conscience. Par le porier</text:p>
      <text:p text:style-name="Preformatted_20_Text">aui trois fous est chien deser duquel los</text:p>
      <text:p text:style-name="Preformatted_20_Text">fice est de metre ⁊ logicr leans dedens</text:p>
      <text:p text:style-name="Preformatted_20_Text">ceulx qui ueulent enrcr ⁊ prohiber et</text:p>
      <text:p text:style-name="Preformatted_20_Text">Defendre le partir a ceulur qui entrent.</text:p>
      <text:p text:style-name="Preformatted_20_Text">Le cude quon doiue entendce trois cau</text:p>
      <text:p text:style-name="Preformatted_20_Text">ses les mordans Dung aigre mors les</text:p>
      <text:p text:style-name="Preformatted_20_Text">pensees morteles Des deceyteurs ⁊ trõ</text:p>
      <text:p text:style-name="Preformatted_20_Text">peurs : cestassauoir les flateres des as“</text:p>
      <text:p text:style-name="Preformatted_20_Text">sentateurs ⁊ adulateurs la / aulse oupi“</text:p>
      <text:p text:style-name="Preformatted_20_Text">nion De felicite ⁊ la Resplendusseur De</text:p>
      <text:p text:style-name="Preformatted_20_Text">uaine gloire lesquelles en Derite coni“</text:p>
      <text:p text:style-name="Preformatted_20_Text">cunesois de bault mis au bas quleur</text:p>
      <text:p text:style-name="Preformatted_20_Text">nuelement blasnent ⁊ uituper n t lrs</text:p>
      <text:p text:style-name="Preformatted_20_Text">non sauans aux nouueaulx disciples a</text:p>
      <text:p text:style-name="Preformatted_20_Text">croissent les miserables cures / ⁊ icelles</text:p>
      <text:p text:style-name="Preformatted_20_Text">acreues ne permettent point diminue:</text:p>
      <text:p text:style-name="Preformatted_20_Text">Cerebus est auirõne ⁊ arrouse de qua“</text:p>
      <text:p text:style-name="Preformatted_20_Text">tre fleuues affin que par ce nous enten</text:p>
      <text:p text:style-name="Preformatted_20_Text">dons que ceulxr qui se permetten t tirer</text:p>
      <text:p text:style-name="Preformatted_20_Text">aux non cõmencees concupiscences la</text:p>
      <text:p text:style-name="Preformatted_20_Text">Laison mise au bas premierement pa</text:p>
      <text:p text:style-name="Preformatted_20_Text">sẽt le fleuue acherotes la liese du droit</text:p>
      <text:p text:style-name="Preformatted_20_Text">iugemẽt pertrouble lequel est interpre</text:p>
      <text:p text:style-name="Preformatted_20_Text">te nayant point de iope Et puis que la</text:p>
      <text:p text:style-name="Preformatted_20_Text">ioye est ainsi deboutee il est de necessite</text:p>
      <text:p text:style-name="Preformatted_20_Text">que tristesse ocupe son lieu de laquelle</text:p>
      <text:p text:style-name="Preformatted_20_Text">pour le bien de liese qui est perdue sou“</text:p>
      <text:p text:style-name="Preformatted_20_Text">uẽtefsois est engẽdree une ire uebemẽte</text:p>
      <text:p text:style-name="Preformatted_20_Text">de laquelle nous sõmes houte : enfureˢ</text:p>
      <text:p text:style-name="Preformatted_20_Text">Cequel est phlegeton cest adire ardant.</text:p>
      <text:p text:style-name="Preformatted_20_Text">aussi de la fureur nous cheõs en tristes“</text:p>
      <text:p text:style-name="Preformatted_20_Text">se qui est la boe ⁊ la fenge denferˢ de tri“</text:p>
      <text:p text:style-name="Preformatted_20_Text">stesse en pleurs ⁊ lermes par lesquelles</text:p>
      <text:p text:style-name="Preformatted_20_Text">le fleuue cocytus Doit estre prins pour</text:p>
      <text:p text:style-name="Preformatted_20_Text">le quart filz. Et ainsi entre noꝰ poures</text:p>
      <text:p text:style-name="Preformatted_20_Text">meschãs mortelz sõt demenez / seduitz</text:p>
      <text:p text:style-name="Preformatted_20_Text">par une opinion aueugle dung apetil</text:p>
      <text:p text:style-name="Preformatted_20_Text">concupiscible ⁊ pprtons Dedens cte que</text:p>
      <text:p text:style-name="Preformatted_20_Text">les folz croyent Des poetes estre ẽclos</text:p>
      <text:p text:style-name="Preformatted_20_Text">es entrailles De la terre. Certainemẽl</text:p>
      <text:p text:style-name="Preformatted_20_Text">berebus est dit ainsi comme dit hugnuce</text:p>
      <text:p text:style-name="Preformatted_20_Text">pource quil hert troy fort a celuiqͥl prẽl</text:p>
      <text:p text:style-name="Preformatted_20_Text">Mais dis est dit deson Loy ain si nõme</text:p>
      <text:p text:style-name="Preformatted_20_Text">lequel est dit enuers les poetes le Dieu</text:p>
      <text:p text:style-name="Preformatted_20_Text">de Lichesses ⁊ a ceste cause / car il est ui“</text:p>
      <text:p text:style-name="Preformatted_20_Text">che : cest adire ahondant en ce lieu. pour</text:p>
      <text:p text:style-name="Preformatted_20_Text">ce que en icellui descendent au iourduy</text:p>
      <text:p text:style-name="Preformatted_20_Text">cõmunement ceulx qui se meurent. Le</text:p>
      <text:p text:style-name="Preformatted_20_Text">temps passetous y descendoient. Tar</text:p>
      <text:p text:style-name="Preformatted_20_Text">tarus est dit de torment pource quil tor</text:p>
      <text:p text:style-name="Preformatted_20_Text">mẽte ceulx qui hume ⁊ engloutit /maiˢ</text:p>
      <text:p text:style-name="Preformatted_20_Text">tartarus est le lieu tresparfonddes en“</text:p>
      <text:p text:style-name="Preformatted_20_Text">fers. Douquelainsi cõme opine huguce</text:p>
      <text:p text:style-name="Preformatted_20_Text">Iesucrist ia mais aucun ne Macheta ou</text:p>
      <text:p text:style-name="Preformatted_20_Text">deliura Trcus est ainsi dit pource quil</text:p>
      <text:p text:style-name="Preformatted_20_Text">est obscur. Taratrum est creu estre Dit</text:p>
      <text:p text:style-name="Preformatted_20_Text">de la forme car ueritablement baratriũ</text:p>
      <text:p text:style-name="Preformatted_20_Text">lst ung uasseau fait dosier fort large ꝑ</text:p>
      <text:p text:style-name="Preformatted_20_Text"><text:soft-page-break/>bault en la partie debas est agu duquel</text:p>
      <text:p text:style-name="Preformatted_20_Text">usent les agrestes champanois quant</text:p>
      <text:p text:style-name="Preformatted_20_Text">ilz uendengent ⁊ cueillenx les Lasins</text:p>
      <text:p text:style-name="Preformatted_20_Text">des uignes / ⁊ que les arhres sont anne“</text:p>
      <text:p text:style-name="Preformatted_20_Text">re. Et est pour icelle chose ainsi dit af</text:p>
      <text:p text:style-name="Preformatted_20_Text">fin que nous entendons que enfer ales</text:p>
      <text:p text:style-name="Preformatted_20_Text">ioes tresamples a Leceuoir les damnez</text:p>
      <text:p text:style-name="Preformatted_20_Text">⁊ pour iceulx Letenir a ung lieu profõd</text:p>
      <text:p text:style-name="Preformatted_20_Text">⁊ tresestroita les garder. Enfer est Dit</text:p>
      <text:p text:style-name="Preformatted_20_Text">pource quil est le plus has De toutes</text:p>
      <text:p text:style-name="Preformatted_20_Text">les parties de la terre. Auernus est Dit</text:p>
      <text:p text:style-name="Preformatted_20_Text">de a qui est adire sans ⁊ uernos qui est a</text:p>
      <text:p text:style-name="Preformatted_20_Text">dire ioye pource quil na aucune ioye et</text:p>
      <text:p text:style-name="Preformatted_20_Text">quil pleure ⁊ lamente par une sempiter</text:p>
      <text:p text:style-name="Preformatted_20_Text">nelle tristesse.</text:p>
      <text:p text:style-name="Preformatted_20_Text">fueilri <text:s/>roi</text:p>
      <text:p text:style-name="Preformatted_20_Text">De amour premier filz</text:p>
      <text:p text:style-name="Preformatted_20_Text">de berebus chaō rõ</text:p>
      <text:p text:style-name="Preformatted_20_Text">Mncoc.</text:p>
      <text:p text:style-name="Preformatted_20_Text">U</text:p>
      <text:p text:style-name="Preformatted_20_Text">Es filz de berebus le premier est</text:p>
      <text:p text:style-name="Preformatted_20_Text">amour leq̃l il a beceude la nuyi</text:p>
      <text:p text:style-name="Preformatted_20_Text">ainsique tules afherme la ou il parlede</text:p>
      <text:p text:style-name="Preformatted_20_Text">la nature des dieurˢ laquelle chose sem</text:p>
      <text:p text:style-name="Preformatted_20_Text">bleroit par aduenture monstrueuse sil</text:p>
      <text:p text:style-name="Preformatted_20_Text">nestoit monstre par Laison possible.</text:p>
      <text:p text:style-name="Preformatted_20_Text">Ca sentence des anciens a este q̄ amour</text:p>
      <text:p text:style-name="Preformatted_20_Text">est la passion de lame. E pourtlãt tout</text:p>
      <text:p text:style-name="P1">ce que nous desirons est amour. Mai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3:11.241601672</meta:creation-date>
    <dc:date>2021-12-22T12:24:18.575051567</dc:date>
    <meta:editing-duration>PT1M8S</meta:editing-duration>
    <meta:editing-cycles>1</meta:editing-cycles>
    <meta:document-statistic meta:table-count="0" meta:image-count="0" meta:object-count="0" meta:page-count="9" meta:paragraph-count="541" meta:word-count="3728" meta:character-count="19445" meta:non-whitespace-character-count="16254"/>
    <meta:generator>LibreOffice/6.4.7.2$Linux_X86_64 LibreOffice_project/40$Build-2</meta:generator>
  </office:meta>
</office:document-meta>
</file>